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5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6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8"/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9">
      <style:paragraph-properties fo:margin-top="0cm" fo:margin-bottom="0cm" style:contextual-spacing="false"/>
    </style:style>
    <style:style style:name="P18" style:family="paragraph" style:parent-style-name="Text_20_body" style:list-style-name="L10"/>
    <style:style style:name="P19" style:family="paragraph" style:parent-style-name="Text_20_body" style:list-style-name="L10">
      <style:paragraph-properties fo:margin-top="0cm" fo:margin-bottom="0cm" style:contextual-spacing="false"/>
    </style:style>
    <style:style style:name="P20" style:family="paragraph" style:parent-style-name="Text_20_body" style:list-style-name="L11"/>
    <style:style style:name="P21" style:family="paragraph" style:parent-style-name="Text_20_body" style:list-style-name="L11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Conchiglie à la Forestière</text:h>
      <text:h text:style-name="Heading_20_4" text:outline-level="4">avec du parmigiano reggiano AOP &amp; du persil</text:h>
      <text:p text:style-name="Text_20_body"><text:span text:style-name="Strong_20_Emphasis">Famille Rapide Veggie</text:span></text:p>
      <text:p text:style-name="Horizontal_20_Line"/>
      <text:h text:style-name="Heading_20_3" text:outline-level="3">Temps de Préparation :</text:h>
      <text:list text:style-name="L1">
        <text:list-item>
          <text:p text:style-name="P2"><text:span text:style-name="Strong_20_Emphasis">En cuisine</text:span>: 20-25 min</text:p>
        </text:list-item>
        <text:list-item>
          <text:p text:style-name="P1"><text:span text:style-name="Strong_20_Emphasis">À table dans</text:span>: 25-35 min</text:p>
        </text:list-item>
      </text:list>
      <text:p text:style-name="Horizontal_20_Line"/>
      <text:h text:style-name="Heading_20_3" text:outline-level="3">Ustensiles Nécessaires :</text:h>
      <text:list text:style-name="L2">
        <text:list-item>
          <text:p text:style-name="P4">Sauteuse</text:p>
        </text:list-item>
        <text:list-item>
          <text:p text:style-name="P4">Râpe</text:p>
        </text:list-item>
        <text:list-item>
          <text:p text:style-name="P4">Casserole</text:p>
        </text:list-item>
        <text:list-item>
          <text:p text:style-name="P3">Passoire</text:p>
        </text:list-item>
      </text:list>
      <text:p text:style-name="Horizontal_20_Line"/>
      <text:h text:style-name="Heading_20_3" text:outline-level="3">Nombre d’assiettes :</text:h>
      <text:list text:style-name="L3">
        <text:list-item>
          <text:p text:style-name="P5">2</text:p>
        </text:list-item>
      </text:list>
      <text:p text:style-name="Horizontal_20_Line"/>
      <text:h text:style-name="Heading_20_3" text:outline-level="3">Ingrédients :</text:h>
      <text:list text:style-name="L4">
        <text:list-item>
          <text:p text:style-name="P7"><text:span text:style-name="Strong_20_Emphasis">Conchiglie</text:span> : 180 g</text:p>
        </text:list-item>
        <text:list-item>
          <text:p text:style-name="P7"><text:span text:style-name="Strong_20_Emphasis">Oignon</text:span> : 1 pièce(s)</text:p>
        </text:list-item>
        <text:list-item>
          <text:p text:style-name="P7"><text:span text:style-name="Strong_20_Emphasis">Gousse d'ail</text:span> : 1 pièce(s)</text:p>
        </text:list-item>
        <text:list-item>
          <text:p text:style-name="P7"><text:span text:style-name="Strong_20_Emphasis">Champignons de Paris</text:span> : 250 g</text:p>
        </text:list-item>
        <text:list-item>
          <text:p text:style-name="P7"><text:span text:style-name="Strong_20_Emphasis">Persil</text:span> : 1⁄2 sachet(s)</text:p>
        </text:list-item>
        <text:list-item>
          <text:p text:style-name="P7"><text:span text:style-name="Strong_20_Emphasis">Parmigiano Reggiano AOP</text:span> : 1 pièce(s)</text:p>
        </text:list-item>
        <text:list-item>
          <text:p text:style-name="P7"><text:span text:style-name="Strong_20_Emphasis">Crème liquide</text:span> : 1 paquet(s)</text:p>
        </text:list-item>
        <text:list-item>
          <text:p text:style-name="P7"><text:span text:style-name="Strong_20_Emphasis">Épices italiennes</text:span> : 1⁄2 sachet(s)</text:p>
        </text:list-item>
        <text:list-item>
          <text:p text:style-name="P7"><text:span text:style-name="Strong_20_Emphasis">Salade</text:span> : 1 sachet(s)</text:p>
        </text:list-item>
        <text:list-item>
          <text:p text:style-name="P7"><text:span text:style-name="Strong_20_Emphasis">Beurre</text:span> : 1 cs</text:p>
        </text:list-item>
        <text:list-item>
          <text:p text:style-name="P7"><text:span text:style-name="Strong_20_Emphasis">Huile d'olive</text:span> : 1 cs</text:p>
        </text:list-item>
        <text:list-item>
          <text:p text:style-name="P6"><text:span text:style-name="Strong_20_Emphasis">Poivre et sel</text:span> : selon votre goût</text:p>
        </text:list-item>
      </text:list>
      <text:p text:style-name="Horizontal_20_Line"/>
      <text:h text:style-name="Heading_20_3" text:outline-level="3">Préparation :</text:h>
      <text:h text:style-name="Heading_20_4" text:outline-level="4">Mise en place :</text:h>
      <text:list text:style-name="L5">
        <text:list-item>
          <text:p text:style-name="P9">Portez une grande casserole d'eau salée à ébullition pour les conchiglie.</text:p>
        </text:list-item>
        <text:list-item>
          <text:p text:style-name="P9">Nettoyez les champignons avec un essuie-tout humide, puis coupez-les en fines tranches.</text:p>
        </text:list-item>
        <text:list-item>
          <text:p text:style-name="P9"><text:soft-page-break/>Effeuillez et ciselez le persil.</text:p>
        </text:list-item>
        <text:list-item>
          <text:p text:style-name="P8">Ciselez l'oignon et l'ail.</text:p>
        </text:list-item>
      </text:list>
      <text:h text:style-name="Heading_20_4" text:outline-level="4">Cuisson :</text:h>
      <text:list text:style-name="L6">
        <text:list-item>
          <text:p text:style-name="P11">Faites cuire les conchiglie 15-17 min dans l'eau bouillante. Réservez 2 cs d'eau de cuisson par personne, puis égouttez-les et réservez-les.</text:p>
        </text:list-item>
        <text:list-item>
          <text:p text:style-name="P11">Pendant ce temps, râpez le parmesan.</text:p>
        </text:list-item>
        <text:list-item>
          <text:p text:style-name="P11">Faites chauffer une noix de beurre et un filet d'huile d'olive dans une grande sauteuse à feu vif. Faites-y dorer l'oignon et l'ail 2 min.</text:p>
        </text:list-item>
        <text:list-item>
          <text:p text:style-name="P11">Ajoutez les champignons. Faites sauter le tout 6-8 min, ou jusqu'à ce que les champignons aient relâché toute leur eau et soient dorés. Salez et poivrez.</text:p>
        </text:list-item>
        <text:list-item>
          <text:p text:style-name="P10">Ajoutez la crème et 1⁄2 sachet d'épices italiennes (dosez selon votre goût). Mélangez bien. <text:span text:style-name="Strong_20_Emphasis">Conseil</text:span>: Si le mélange devient trop sec, ajoutez un trait d'eau de cuisson des pâtes.</text:p>
        </text:list-item>
      </text:list>
      <text:h text:style-name="Heading_20_4" text:outline-level="4">Mélange :</text:h>
      <text:list text:style-name="L7">
        <text:list-item>
          <text:p text:style-name="P13">À feu doux, ajoutez les conchiglie à la sauteuse avec l'eau de cuisson des pâtes et la moitié du parmesan râpé. Remuez énergiquement pour lier la sauce et laissez chauffer 2-5 min, ou jusqu'à obtenir une consistance crémeuse.</text:p>
        </text:list-item>
        <text:list-item>
          <text:p text:style-name="P12">Coupez le feu et ajoutez la moitié du persil.</text:p>
        </text:list-item>
      </text:list>
      <text:h text:style-name="Heading_20_4" text:outline-level="4">Service :</text:h>
      <text:list text:style-name="L8">
        <text:list-item>
          <text:p text:style-name="P15">Servez la salade dans les assiettes (voir <text:span text:style-name="Strong_20_Emphasis">Conseil</text:span>) et disposez les pâtes par-dessus.</text:p>
        </text:list-item>
        <text:list-item>
          <text:p text:style-name="P15">Garnissez du reste de persil et de parmesan.</text:p>
        </text:list-item>
        <text:list-item>
          <text:p text:style-name="P14">Goûtez et rectifiez l'assaisonnement si besoin.</text:p>
        </text:list-item>
      </text:list>
      <text:p text:style-name="Text_20_body"><text:span text:style-name="Strong_20_Emphasis">Conseil</text:span>: Servez la salade à part dans un petit bol si vous ne l'aimez pas chaude.</text:p>
      <text:p text:style-name="Horizontal_20_Line"/>
      <text:h text:style-name="Heading_20_3" text:outline-level="3">Valeurs Nutritionnelles :</text:h>
      <text:p text:style-name="Text_20_body"><text:span text:style-name="Strong_20_Emphasis">Par portion :</text:span></text:p>
      <text:list text:style-name="L9">
        <text:list-item>
          <text:p text:style-name="P17"><text:span text:style-name="Strong_20_Emphasis">Energie (kJ/kcal)</text:span> : 2879/688</text:p>
        </text:list-item>
        <text:list-item>
          <text:p text:style-name="P17"><text:span text:style-name="Strong_20_Emphasis">Lipides total (g)</text:span> : 32</text:p>
        </text:list-item>
        <text:list-item>
          <text:p text:style-name="P17"><text:span text:style-name="Strong_20_Emphasis">Dont saturés (g)</text:span> : 17,6</text:p>
        </text:list-item>
        <text:list-item>
          <text:p text:style-name="P17"><text:span text:style-name="Strong_20_Emphasis">Glucides (g)</text:span> : 75</text:p>
        </text:list-item>
        <text:list-item>
          <text:p text:style-name="P17"><text:span text:style-name="Strong_20_Emphasis">Dont sucres (g)</text:span> : 6,0</text:p>
        </text:list-item>
        <text:list-item>
          <text:p text:style-name="P17"><text:span text:style-name="Strong_20_Emphasis">Fibres (g)</text:span> : 6</text:p>
        </text:list-item>
        <text:list-item>
          <text:p text:style-name="P17"><text:span text:style-name="Strong_20_Emphasis">Protéines (g)</text:span> : 23</text:p>
        </text:list-item>
        <text:list-item>
          <text:p text:style-name="P16"><text:span text:style-name="Strong_20_Emphasis">Sel (g)</text:span> : 0,5</text:p>
        </text:list-item>
      </text:list>
      <text:p text:style-name="Text_20_body"><text:span text:style-name="Strong_20_Emphasis">Pour 100 g :</text:span></text:p>
      <text:list text:style-name="L10">
        <text:list-item>
          <text:p text:style-name="P19"><text:span text:style-name="Strong_20_Emphasis">Energie (kJ/kcal)</text:span> : 751/179</text:p>
        </text:list-item>
        <text:list-item>
          <text:p text:style-name="P19"><text:span text:style-name="Strong_20_Emphasis">Lipides total (g)</text:span> : 8</text:p>
        </text:list-item>
        <text:list-item>
          <text:p text:style-name="P19"><text:span text:style-name="Strong_20_Emphasis">Dont saturés (g)</text:span> : 4,6</text:p>
        </text:list-item>
        <text:list-item>
          <text:p text:style-name="P19"><text:span text:style-name="Strong_20_Emphasis">Glucides (g)</text:span> : 20</text:p>
        </text:list-item>
        <text:list-item>
          <text:p text:style-name="P19"><text:span text:style-name="Strong_20_Emphasis">Dont sucres (g)</text:span> : 1,6</text:p>
        </text:list-item>
        <text:list-item>
          <text:p text:style-name="P19"><text:soft-page-break/><text:span text:style-name="Strong_20_Emphasis">Fibres (g)</text:span> : 2</text:p>
        </text:list-item>
        <text:list-item>
          <text:p text:style-name="P19"><text:span text:style-name="Strong_20_Emphasis">Protéines (g)</text:span> : 6</text:p>
        </text:list-item>
        <text:list-item>
          <text:p text:style-name="P18"><text:span text:style-name="Strong_20_Emphasis">Sel (g)</text:span> : 0,1</text:p>
        </text:list-item>
      </text:list>
      <text:p text:style-name="Horizontal_20_Line"/>
      <text:h text:style-name="Heading_20_3" text:outline-level="3">Allergènes :</text:h>
      <text:list text:style-name="L11">
        <text:list-item>
          <text:p text:style-name="P21"><text:span text:style-name="Strong_20_Emphasis">Parmigiano Reggiano AOP</text:span> : Contient du lait</text:p>
        </text:list-item>
        <text:list-item>
          <text:p text:style-name="P20"><text:span text:style-name="Strong_20_Emphasis">Crème liquide</text:span> : Contient du lait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16:35:04.771973139</meta:creation-date>
    <dc:date>2024-07-23T16:35:22.276574963</dc:date>
    <meta:editing-duration>PT18S</meta:editing-duration>
    <meta:editing-cycles>1</meta:editing-cycles>
    <meta:document-statistic meta:table-count="0" meta:image-count="0" meta:object-count="0" meta:page-count="3" meta:paragraph-count="68" meta:word-count="487" meta:character-count="2488" meta:non-whitespace-character-count="2120"/>
    <meta:generator>LibreOffice/7.6.7.2$Linux_X86_64 LibreOffice_project/60$Build-2</meta:generator>
  </office:meta>
</office:document-meta>
</file>